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8.2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23.81mm"/>
    </style:style>
    <style:style style:name="co7" style:family="table-column">
      <style:table-column-properties fo:break-before="auto" style:column-width="10.05mm"/>
    </style:style>
    <style:style style:name="co8" style:family="table-column">
      <style:table-column-properties fo:break-before="auto" style:column-width="36.39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3">
      <style:table-properties table:display="true" style:writing-mode="lr-tb"/>
    </style:style>
    <number:text-style style:name="N100">
      <number:text-content/>
    </number:text-style>
    <number:boolean-style style:name="N10099" number:language="ru" number:country="RU">
      <number:boolean/>
    </number:boolean-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/>
    <style:style style:name="ce3" style:family="table-cell" style:parent-style-name="Default" style:data-style-name="N10099"/>
    <style:style style:name="ce4" style:family="table-cell" style:parent-style-name="Default" style:data-style-name="N100">
      <style:text-properties style:font-name="Calibri" style:font-name-asian="Calibri" style:font-name-complex="Calibri"/>
    </style:style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Урок_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4" office:value-type="string" calcext:value-type="string">
            <text:p>+9=+10-5+4 <text:s/>-9=-10+5-4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94">
          <table:table-cell table:number-columns-repeated="1024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4" table:style-name="ta1">
        <table:table-column table:style-name="co5" table:default-cell-style-name="ce1"/>
        <table:table-column table:style-name="co6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table:style-name="ce4" office:value-type="string" calcext:value-type="string">
            <text:p>+9=+10-5+4 <text:s/>-9=-10+5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19">
          <table:table-cell table:number-columns-repeated="1024"/>
        </table:table-row>
        <table:table-row table:style-name="ro4" table:number-rows-repeated="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6" table:style-name="ta1">
        <table:table-column table:style-name="co5" table:default-cell-style-name="ce1"/>
        <table:table-column table:style-name="co2" table:default-cell-style-name="ce2"/>
        <table:table-column table:style-name="co7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8=+10-5+3 и -8=-10+5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66">
          <table:table-cell table:number-columns-repeated="1024"/>
        </table:table-row>
        <table:table-row table:style-name="ro4" table:number-rows-repeated="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9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8=+10-5+3 и -8=-10+5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92">
          <table:table-cell table:number-columns-repeated="1024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4" table:style-name="ce3" office:value-type="boolean" office:boolean-value="false" calcext:value-type="boolean">
            <text:p>ЛОЖЬ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7=+10-5+2 и -7=-10+5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79">
          <table:table-cell table:number-columns-repeated="1024"/>
        </table:table-row>
        <table:table-row table:style-name="ro4" table:number-rows-repeated="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3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7=+10-5+2 и -7=-10+5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93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5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10-5+1 и -10+5-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68">
          <table:table-cell table:number-columns-repeated="1024"/>
        </table:table-row>
        <table:table-row table:style-name="ro4" table:number-rows-repeated="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7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+10-5+1 и -10+5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18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комбинированный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рок_2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Sum</text:p>
          </table:table-cell>
          <table:table-cell table:number-columns-repeated="2" table:style-name="ce3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Урок 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комбинированный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 style:data-style-name="N2" text:time-value="11:56:11.368121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enis B. Kulikov, Xcoders</meta:initial-creator>
    <meta:creation-date>2016-08-18T07:51:18Z</meta:creation-date>
    <dc:date>2017-05-23T12:49:48.201423384</dc:date>
    <meta:editing-duration>PT6H51M30S</meta:editing-duration>
    <meta:editing-cycles>13</meta:editing-cycles>
    <meta:document-statistic meta:table-count="10" meta:cell-count="1588" meta:object-count="0"/>
  </office:meta>
</office:document-meta>
</file>